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</text:p>
      <text:p text:style-name="P1"/>
      <text:p text:style-name="P1">To the best of my recollection Surrealistic Pillow by Jefferson Airplane was my first album purch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2T16:02:32.67</meta:creation-date>
    <meta:document-statistic meta:table-count="0" meta:image-count="0" meta:object-count="0" meta:page-count="1" meta:paragraph-count="2" meta:word-count="17" meta:character-count="107"/>
    <dc:date>2024-10-22T16:05:12.09</dc:date>
    <meta:editing-duration>PT2M40S</meta:editing-duration>
    <meta:editing-cycles>1</meta:editing-cycles>
    <meta:generator>OpenOffice/4.1.15$Win32 OpenOffice.org_project/4115m2$Build-9813</meta:generator>
  </office:meta>
</office:document-meta>
</file>